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800000276E268BF2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02cm" svg:stroke-color="#c5000b" draw:marker-start-width="0.509cm" draw:marker-end-width="0.509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3" style:family="graphic" style:parent-style-name="standard">
      <style:graphic-properties svg:stroke-width="0.102cm" svg:stroke-color="#6666ff" draw:marker-start-width="0.509cm" draw:marker-end-width="0.509cm" draw:fill-color="#666666" draw:opacity="30%" draw:textarea-horizontal-align="justify" draw:textarea-vertical-align="middle" draw:auto-grow-height="false" fo:padding-top="0.176cm" fo:padding-bottom="0.176cm" fo:padding-left="0.301cm" fo:padding-right="0.301cm" draw:shadow-opacity="30%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5.872cm" svg:height="16.665cm" svg:x="2.563cm" svg:y="6.517cm">
          <draw:image xlink:href="Pictures/100002010000025800000276E268BF20.png" xlink:type="simple" xlink:show="embed" xlink:actuate="onLoad">
            <text:p/>
          </draw:image>
        </draw:frame>
        <draw:custom-shape draw:style-name="gr2" draw:text-style-name="P1" draw:layer="layout" svg:width="13.589cm" svg:height="9.525cm" svg:x="2.397cm" svg:y="13.8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223cm" svg:height="2.159cm" svg:x="9.382cm" svg:y="19.28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date>2016-05-25T16:27:01.212739795</dc:date>
    <meta:document-statistic meta:object-count="3"/>
  </office:meta>
</office:document-meta>
</file>